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able-cell-properties fo:background-color="#eea0ab"/>
    </style:style>
    <style:style style:name="ce38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7" table:default-cell-style-name="ce22"/>
        <table:table-column table:style-name="co16" table:default-cell-style-name="ce22"/>
        <table:table-column table:style-name="co5" table:default-cell-style-name="ce22"/>
        <table:table-column table:style-name="co18" table:default-cell-style-name="ce22"/>
        <table:table-column table:style-name="co19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4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8"/>
          <table:table-cell table:style-name="ce25" table:number-columns-repeated="102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5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style-name="ce38" office:value-type="string" calcext:value-type="string">
            <text:p>0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4292.25</text:p>
          </table:table-cell>
          <table:table-cell table:number-columns-repeated="999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2"/>
        <table:table-column table:style-name="co30" table:default-cell-style-name="ce22"/>
        <table:table-column table:style-name="co9" table:default-cell-style-name="ce22"/>
        <table:table-column table:style-name="co31" table:default-cell-style-name="ce22"/>
        <table:table-column table:style-name="co17" table:default-cell-style-name="ce22"/>
        <table:table-column table:style-name="co32" table:default-cell-style-name="ce22"/>
        <table:table-column table:style-name="co19" table:default-cell-style-name="ce22"/>
        <table:table-column table:style-name="co7" table:default-cell-style-name="ce22"/>
        <table:table-column table:style-name="co32" table:default-cell-style-name="ce22"/>
        <table:table-column table:style-name="co3" table:default-cell-style-name="ce22"/>
        <table:table-column table:style-name="co8" table:default-cell-style-name="ce22"/>
        <table:table-column table:style-name="co31" table:default-cell-style-name="ce22"/>
        <table:table-column table:style-name="co11" table:default-cell-style-name="ce22"/>
        <table:table-column table:style-name="co33" table:default-cell-style-name="ce22"/>
        <table:table-column table:style-name="co32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0" table:default-cell-style-name="ce22"/>
        <table:table-column table:style-name="co35" table:default-cell-style-name="ce22"/>
        <table:table-column table:style-name="co3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9" table:default-cell-style-name="ce22"/>
        <table:table-column table:style-name="co37" table:default-cell-style-name="ce22"/>
        <table:table-column table:style-name="co19" table:default-cell-style-name="ce22"/>
        <table:table-column table:style-name="co38" table:default-cell-style-name="ce22"/>
        <table:table-column table:style-name="co14" table:default-cell-style-name="ce22"/>
        <table:table-column table:style-name="co11" table:default-cell-style-name="ce22"/>
        <table:table-column table:style-name="co23" table:default-cell-style-name="ce22"/>
        <table:table-column table:style-name="co39" table:default-cell-style-name="ce22"/>
        <table:table-column table:style-name="co20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4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20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8" table:number-columns-repeated="976" table:default-cell-style-name="ce22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9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8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8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2" table:default-cell-style-name="ce22"/>
        <table:table-column table:style-name="co75" table:default-cell-style-name="ce22"/>
        <table:table-column table:style-name="co28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.00.0000</text:date>, <text:time style:data-style-name="N2" text:time-value="03:01:06.01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9T21:15:20.817000000</dc:date>
    <meta:editing-duration>P5DT17H39M26S</meta:editing-duration>
    <meta:editing-cycles>2244</meta:editing-cycles>
    <meta:document-statistic meta:table-count="5" meta:cell-count="6631" meta:object-count="0"/>
    <meta:user-defined meta:name="qrichtext">1</meta:user-defined>
  </office:meta>
</office:document-meta>
</file>